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1444f" officeooo:paragraph-rsid="0001444f"/>
    </style:style>
    <style:style style:name="P2" style:family="paragraph" style:parent-style-name="Standard">
      <style:paragraph-properties fo:line-height="200%"/>
      <style:text-properties officeooo:rsid="000067d4" officeooo:paragraph-rsid="000067d4"/>
    </style:style>
    <style:style style:name="P3" style:family="paragraph" style:parent-style-name="Standard">
      <style:paragraph-properties fo:line-height="200%"/>
      <style:text-properties officeooo:rsid="000067d4" officeooo:paragraph-rsid="0001444f"/>
    </style:style>
    <style:style style:name="P4" style:family="paragraph" style:parent-style-name="Standard">
      <style:paragraph-properties fo:line-height="200%"/>
      <style:text-properties officeooo:rsid="000343be" officeooo:paragraph-rsid="000343be"/>
    </style:style>
    <style:style style:name="T1" style:family="text">
      <style:text-properties officeooo:rsid="0004e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sonal Report</text:p>
      <text:p text:style-name="P2"/>
      <text:p text:style-name="P1">My personal contributions to the project were mainly based on the graphical side of it. I learnt SDL first with another team member and we began to understand how to make windows appear, etc. I personally produced the attack animations, and was aided by another team member to integrate it into the program. As well as this I did the majority of the graphic design; which included the level backgrounds, and the fireball/iceball/lightening balls – which were multi-image sprite sheets. I also contributed during the initial ideas phase – however I believe everybody contributed equally for that. </text:p>
      <text:p text:style-name="P3"/>
      <text:p text:style-name="P4">I felt that whilst the project as a whole was very successful, there were some major parts which went not so well. The general efficiency of getting a piece of work done was very poor at times, as two specific individuals slowed us down with their non-cooperation. In particular I feel if communication had been better and some people have cooperated more we could have have a working map and health bars to go with the game. </text:p>
      <text:p text:style-name="P4"/>
      <text:p text:style-name="P4">I am happy with the project as I learnt how to code in C better, how to use SDL, and having never used GIMP before, I can now confidently say I am fairly fluent in its use. <text:span text:style-name="T1">This was my first experience working on a large scale group programming project, and was very happy with the outcome. While my programming skills are not excellent, I felt my coding inputs were met with support and knowledge from other team members, and anything I did code would be improved (via pair programming) and used in the en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Crawford</meta:initial-creator>
    <meta:creation-date>2016-01-21T13:53:48.166486119</meta:creation-date>
    <dc:date>2016-01-25T15:51:09.348539984</dc:date>
    <dc:creator>Charles Crawford</dc:creator>
    <meta:editing-duration>PT1H48S</meta:editing-duration>
    <meta:editing-cycles>3</meta:editing-cycles>
    <meta:generator>LibreOffice/4.3.7.2$Linux_X86_64 LibreOffice_project/430$Build-2</meta:generator>
    <meta:document-statistic meta:table-count="0" meta:image-count="0" meta:object-count="0" meta:page-count="1" meta:paragraph-count="4" meta:word-count="269" meta:character-count="1546" meta:non-whitespace-character-count="1276"/>
  </office:meta>
</office:document-meta>
</file>